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ed1b" officeooo:paragraph-rsid="0002ed1b" style:font-weight-asian="bold" style:font-weight-complex="bold"/>
    </style:style>
    <style:style style:name="P2" style:family="paragraph" style:parent-style-name="Standard">
      <style:text-properties officeooo:rsid="0004d439" officeooo:paragraph-rsid="0004d439"/>
    </style:style>
    <style:style style:name="P3" style:family="paragraph" style:parent-style-name="Standard">
      <style:text-properties fo:font-weight="bold" officeooo:rsid="0007098e" officeooo:paragraph-rsid="0007098e" style:font-weight-asian="bold" style:font-weight-complex="bold"/>
    </style:style>
    <style:style style:name="P4" style:family="paragraph" style:parent-style-name="Standard">
      <style:text-properties officeooo:rsid="0007098e" officeooo:paragraph-rsid="0007098e"/>
    </style:style>
    <style:style style:name="P5" style:family="paragraph" style:parent-style-name="Standard">
      <style:text-properties fo:font-weight="normal" officeooo:rsid="0007098e" officeooo:paragraph-rsid="0007098e" style:font-weight-asian="normal" style:font-weight-complex="normal"/>
    </style:style>
    <style:style style:name="T1" style:family="text">
      <style:text-properties officeooo:rsid="000639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agem com scroll para seções com aumento da área sensível</text:p>
      <text:p text:style-name="Standard"/>
      <text:p text:style-name="Standard">let part_sections = document.getElementById('part_sections');</text:p>
      <text:p text:style-name="Standard">let secoes = document.getElementById('for_sections');</text:p>
      <text:p text:style-name="Standard">const style_sections = getComputedStyle(secoes);</text:p>
      <text:p text:style-name="Standard">let gap = parseFloat(style_sections.gap);</text:p>
      <text:p text:style-name="Standard">let width_sections = 1200 + (gap * 12);</text:p>
      <text:p text:style-name="Standard"/>
      <text:p text:style-name="Standard">let limite = -(width_sections - larg_partSections);</text:p>
      <text:p text:style-name="Standard">let arraste = 0;</text:p>
      <text:p text:style-name="Standard">let posicaoAtual = arraste</text:p>
      <text:p text:style-name="Standard">let animacaoRolagem = null;</text:p>
      <text:p text:style-name="P2"><text:span text:style-name="T1">let </text:span>rolagemAtiva= false;</text:p>
      <text:p text:style-name="P2"/>
      <text:p text:style-name="Standard"/>
      <text:p text:style-name="Standard">// Área de proximidade (em pixels)</text:p>
      <text:p text:style-name="Standard">const margemProximidade = 20;</text:p>
      <text:p text:style-name="Standard"/>
      <text:p text:style-name="Standard">//Rolagem com scroll</text:p>
      <text:p text:style-name="Standard"/>
      <text:p text:style-name="Standard">// Função para verificar se o mouse está próximo à div</text:p>
      <text:p text:style-name="Standard">function estaProximo(elemento, x, y) {</text:p>
      <text:p text:style-name="Standard"><text:s text:c="2"/>const rect = elemento.getBoundingClientRect();</text:p>
      <text:p text:style-name="Standard"><text:s text:c="2"/>return (</text:p>
      <text:p text:style-name="Standard"><text:s text:c="4"/>y &gt;= rect.top - margemProximidade &amp;&amp;</text:p>
      <text:p text:style-name="Standard"><text:s text:c="4"/>y &lt;= rect.bottom + margemProximidade</text:p>
      <text:p text:style-name="Standard"><text:s text:c="2"/>);</text:p>
      <text:p text:style-name="Standard">}</text:p>
      <text:p text:style-name="Standard"><text:s text:c="2"/>//Animação</text:p>
      <text:p text:style-name="Standard"><text:s text:c="2"/>function animar() {</text:p>
      <text:p text:style-name="Standard"><text:s text:c="4"/>let deltaY = arraste - posicaoAtual;</text:p>
      <text:p text:style-name="Standard"><text:s text:c="4"/>if (Math.abs(deltaY) &gt; 0.1) {</text:p>
      <text:p text:style-name="Standard"><text:s text:c="6"/>posicaoAtual += deltaY * 0.1; // Ajuste o fator de suavização aqui</text:p>
      <text:p text:style-name="Standard"><text:s text:c="6"/>secoes.style.transform = `translateX(${posicaoAtual}px)`;</text:p>
      <text:p text:style-name="Standard"><text:s text:c="6"/>requestAnimationFrame(animar);</text:p>
      <text:p text:style-name="Standard"><text:s text:c="4"/>} else {</text:p>
      <text:p text:style-name="Standard"><text:s text:c="6"/>arraste = posicaoAtual;</text:p>
      <text:p text:style-name="Standard"><text:s text:c="6"/>secoes.style.transform = `translateX(${posicaoAtual}px)`;</text:p>
      <text:p text:style-name="Standard"><text:s text:c="6"/>animacaoRolagem = false; // Para a animação quando o alvo é atingido</text:p>
      <text:p text:style-name="Standard"><text:s text:c="4"/>}</text:p>
      <text:p text:style-name="Standard"><text:s text:c="2"/>}</text:p>
      <text:p text:style-name="Standard"/>
      <text:p text:style-name="Standard"><text:s text:c="2"/>const aoRolar = (e) =&gt; {</text:p>
      <text:p text:style-name="Standard"><text:s text:c="4"/>if (!rolagemAtiva) return;</text:p>
      <text:p text:style-name="Standard"><text:s text:c="2"/></text:p>
      <text:p text:style-name="Standard"><text:s text:c="4"/>e.preventDefault();</text:p>
      <text:p text:style-name="Standard"/>
      <text:p text:style-name="Standard"><text:s text:c="4"/>arraste -= e.deltaY * 0.3; // rolagem do scroll diminuida pela metade</text:p>
      <text:p text:style-name="Standard"><text:s text:c="4"/>if (arraste &lt; limite) arraste = limite;</text:p>
      <text:p text:style-name="Standard"><text:s text:c="4"/>if (arraste &gt; 0) arraste = 0;</text:p>
      <text:p text:style-name="Standard"/>
      <text:p text:style-name="Standard"><text:s text:c="4"/>// Inicia a animação</text:p>
      <text:p text:style-name="Standard"><text:soft-page-break/><text:s text:c="4"/>if (!animacaoRolagem) {</text:p>
      <text:p text:style-name="Standard"><text:s text:c="6"/>animacaoRolagem = true;</text:p>
      <text:p text:style-name="Standard"><text:s text:c="6"/>requestAnimationFrame(animar);</text:p>
      <text:p text:style-name="Standard"><text:s text:c="4"/>}</text:p>
      <text:p text:style-name="Standard"><text:s text:c="2"/>};</text:p>
      <text:p text:style-name="Standard"/>
      <text:p text:style-name="Standard"><text:s text:c="2"/>// Monitorar a posição do mouse</text:p>
      <text:p text:style-name="Standard">document.addEventListener('mousemove', (e) =&gt; {</text:p>
      <text:p text:style-name="Standard"><text:s text:c="2"/>const x = e.clientX;</text:p>
      <text:p text:style-name="Standard"><text:s text:c="2"/>const y = e.clientY;</text:p>
      <text:p text:style-name="Standard"/>
      <text:p text:style-name="Standard"><text:s text:c="2"/>// Verifica se o mouse está próximo à div</text:p>
      <text:p text:style-name="Standard"><text:s text:c="2"/>if (estaProximo(secoes, x, y)) {</text:p>
      <text:p text:style-name="Standard"><text:s text:c="4"/>rolagemAtiva = true;</text:p>
      <text:p text:style-name="Standard"><text:s text:c="2"/>} else {</text:p>
      <text:p text:style-name="Standard"><text:s text:c="4"/>rolagemAtiva = false;</text:p>
      <text:p text:style-name="Standard"><text:s text:c="2"/>}</text:p>
      <text:p text:style-name="Standard">});</text:p>
      <text:p text:style-name="Standard"/>
      <text:p text:style-name="Standard">// Parar a rolagem se o mouse sair da área de proximidade</text:p>
      <text:p text:style-name="Standard">document.addEventListener('mouseleave', () =&gt; {</text:p>
      <text:p text:style-name="Standard"><text:s text:c="2"/>rolagemAtiva = false;</text:p>
      <text:p text:style-name="Standard">});</text:p>
      <text:p text:style-name="Standard"/>
      <text:p text:style-name="Standard">document.addEventListener('wheel', (e) =&gt; {</text:p>
      <text:p text:style-name="Standard"><text:s text:c="2"/>const x = e.clientX;</text:p>
      <text:p text:style-name="Standard"><text:s text:c="2"/>const y = e.clientY;</text:p>
      <text:p text:style-name="Standard"/>
      <text:p text:style-name="Standard"><text:s text:c="2"/>// Verifica se o mouse está próximo à div</text:p>
      <text:p text:style-name="Standard"><text:s text:c="2"/>if (estaProximo(secoes, x, y)) {</text:p>
      <text:p text:style-name="Standard"><text:s text:c="4"/>aoRolar(e); // Chama a função de rolagem</text:p>
      <text:p text:style-name="Standard"><text:s text:c="2"/>}</text:p>
      <text:p text:style-name="Standard">}, { passive: false });</text:p>
      <text:p text:style-name="Standard"/>
      <text:p text:style-name="P3"/>
      <text:p text:style-name="P3">Passagem de parâmetros para as funções dos eventos</text:p>
      <text:p text:style-name="P4"/>
      <text:p text:style-name="P5">let limites = [</text:p>
      <text:p text:style-name="P5"><text:s text:c="4"/>{ div: imgs_anun, limite: fim_anun },</text:p>
      <text:p text:style-name="P5"><text:s text:c="4"/>{ div: secoes, limite: fim_sections },</text:p>
      <text:p text:style-name="P5"><text:s text:c="4"/>{ div: promos, limite: fim_promos }</text:p>
      <text:p text:style-name="P5">];</text:p>
      <text:p text:style-name="P5"/>
      <text:p text:style-name="P5">// Rolagem com dedo e mouse</text:p>
      <text:p text:style-name="P5">// Início do arraste</text:p>
      <text:p text:style-name="P5">const iniciarArraste = (e, limite) =&gt; {</text:p>
      <text:p text:style-name="P5"><text:s text:c="4"/>console.log("Iniciando arraste com limite:", limite);</text:p>
      <text:p text:style-name="P5"><text:s text:c="4"/>// Código restante...</text:p>
      <text:p text:style-name="P5">};</text:p>
      <text:p text:style-name="P5"/>
      <text:p text:style-name="P5">// Movimento do arraste</text:p>
      <text:p text:style-name="P5">const aoMover = (e, limite) =&gt; {</text:p>
      <text:p text:style-name="P5"><text:soft-page-break/><text:s text:c="4"/>console.log("Movendo com limite:", limite);</text:p>
      <text:p text:style-name="P5"><text:s text:c="4"/>// Código restante...</text:p>
      <text:p text:style-name="P5">};</text:p>
      <text:p text:style-name="P5"/>
      <text:p text:style-name="P5">// Finalizar arraste</text:p>
      <text:p text:style-name="P5">const finalizarArraste = (e, limite) =&gt; {</text:p>
      <text:p text:style-name="P5"><text:s text:c="4"/>console.log("Finalizando arraste com limite:", limite);</text:p>
      <text:p text:style-name="P5"><text:s text:c="4"/>// Código restante...</text:p>
      <text:p text:style-name="P5">};</text:p>
      <text:p text:style-name="P5"/>
      <text:p text:style-name="P5">// Adicionando eventos para todas as divs da lista</text:p>
      <text:p text:style-name="P5">limites.forEach(item =&gt; {</text:p>
      <text:p text:style-name="P5"><text:s text:c="4"/>item.div.addEventListener('mousedown', (e) =&gt; iniciarArraste(e, item.limite));</text:p>
      <text:p text:style-name="P5"><text:s text:c="4"/>item.div.addEventListener('mousemove', (e) =&gt; aoMover(e, item.limite));</text:p>
      <text:p text:style-name="P5"><text:s text:c="4"/>item.div.addEventListener('mouseup', (e) =&gt; finalizarArraste(e, item.limite));</text:p>
      <text:p text:style-name="P5"><text:s text:c="4"/>item.div.addEventListener('mouseleave', (e) =&gt; finalizarArraste(e, item.limite));</text:p>
      <text:p text:style-name="P5"/>
      <text:p text:style-name="P5"><text:s text:c="4"/>item.div.addEventListener('touchstart', (e) =&gt; iniciarArraste(e, item.limite));</text:p>
      <text:p text:style-name="P5"><text:s text:c="4"/>item.div.addEventListener('touchmove', (e) =&gt; aoMover(e, item.limite), { passive: true });</text:p>
      <text:p text:style-name="P5"><text:s text:c="4"/>item.div.addEventListener('touchend', (e) =&gt; finalizarArraste(e, item.limite));</text:p>
      <text:p text:style-name="P5">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8:23:27.410000000</meta:creation-date>
    <dc:date>2025-03-03T15:12:10.062000000</dc:date>
    <meta:editing-duration>PT2H42M14S</meta:editing-duration>
    <meta:editing-cycles>4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103" meta:word-count="455" meta:character-count="3508" meta:non-whitespace-character-count="2931"/>
  </office:meta>
</office:document-meta>
</file>